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34.13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20.64mm"/>
    </style:style>
    <style:style style:name="co11" style:family="table-column">
      <style:table-column-properties fo:break-before="auto" style:column-width="31.49mm"/>
    </style:style>
    <style:style style:name="co16" style:family="table-column">
      <style:table-column-properties fo:break-before="auto" style:column-width="19.84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27.78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43.13mm"/>
    </style:style>
    <style:style style:name="co21" style:family="table-column">
      <style:table-column-properties fo:break-before="auto" style:column-width="45.24mm"/>
    </style:style>
    <style:style style:name="co22" style:family="table-column">
      <style:table-column-properties fo:break-before="auto" style:column-width="24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15" table:default-cell-style-name="Default"/>
        <table:table-column table:style-name="co11" table:number-columns-repeated="998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Entradas</text:p>
          </table:table-cell>
          <table:covered-table-cell table:number-columns-repeated="6"/>
          <table:table-cell table:style-name="ce1" office:value-type="string" calcext:value-type="string">
            <text:p>Saíd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#Exemplo</text:p>
          </table:table-cell>
          <table:table-cell table:style-name="ce1" office:value-type="string" calcext:value-type="string">
            <text:p>Num. Dormitorios</text:p>
          </table:table-cell>
          <table:table-cell table:style-name="ce1" office:value-type="string" calcext:value-type="string">
            <text:p>Num. Suítes</text:p>
          </table:table-cell>
          <table:table-cell table:style-name="ce1" office:value-type="string" calcext:value-type="string">
            <text:p>Área(m2)</text:p>
          </table:table-cell>
          <table:table-cell table:style-name="ce1" office:value-type="string" calcext:value-type="string">
            <text:p>Vagas de Garagem</text:p>
          </table:table-cell>
          <table:table-cell table:style-name="ce1" office:value-type="string" calcext:value-type="string">
            <text:p>Sacada (1/0)</text:p>
          </table:table-cell>
          <table:table-cell table:style-name="ce1" office:value-type="string" calcext:value-type="string">
            <text:p>Piscina (1/0)</text:p>
          </table:table-cell>
          <table:table-cell table:style-name="ce1" office:value-type="string" calcext:value-type="string">
            <text:p>Valor Condomínio (R$)</text:p>
          </table:table-cell>
          <table:table-cell table:style-name="ce1" office:value-type="string" calcext:value-type="string">
            <text:p>Preço(R$)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9000" calcext:value-type="float">
            <text:p>239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70000" calcext:value-type="float">
            <text:p>17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80000" calcext:value-type="float">
            <text:p>1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310000" calcext:value-type="float">
            <text:p>31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325000" calcext:value-type="float">
            <text:p>32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50000" calcext:value-type="float">
            <text:p>3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.92" calcext:value-type="float">
            <text:p>80,9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80000" calcext:value-type="float">
            <text:p>1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.87" calcext:value-type="float">
            <text:p>46,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.5" calcext:value-type="float">
            <text:p>53,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56000" calcext:value-type="float">
            <text:p>256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3300000" calcext:value-type="float">
            <text:p>33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float" office:value="2100000" calcext:value-type="float">
            <text:p>21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800000" calcext:value-type="float">
            <text:p>18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50000" calcext:value-type="float">
            <text:p>13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00000" calcext:value-type="float">
            <text:p>11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50000" calcext:value-type="float">
            <text:p>8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50000" calcext:value-type="float">
            <text:p>7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40000" calcext:value-type="float">
            <text:p>64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540000" calcext:value-type="float">
            <text:p>54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425000" calcext:value-type="float">
            <text:p>42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30000" calcext:value-type="float">
            <text:p>3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255000" calcext:value-type="float">
            <text:p>25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,8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25000" calcext:value-type="float">
            <text:p>22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29,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98000" calcext:value-type="float">
            <text:p>798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395000" calcext:value-type="float">
            <text:p>39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603000" calcext:value-type="float">
            <text:p>1603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72,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925000" calcext:value-type="float">
            <text:p>92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2,6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82,7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000" calcext:value-type="float">
            <text:p>5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830000" calcext:value-type="float">
            <text:p>8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71000" calcext:value-type="float">
            <text:p>171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798000" calcext:value-type="float">
            <text:p>798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95000" calcext:value-type="float">
            <text:p>69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20000" calcext:value-type="float">
            <text:p>22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80000" calcext:value-type="float">
            <text:p>3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99,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0000" calcext:value-type="float">
            <text:p>4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68000" calcext:value-type="float">
            <text:p>268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385000" calcext:value-type="float">
            <text:p>38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20000" calcext:value-type="float">
            <text:p>32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1000" calcext:value-type="float">
            <text:p>371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65000" calcext:value-type="float">
            <text:p>26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560000" calcext:value-type="float">
            <text:p>56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460000" calcext:value-type="float">
            <text:p>46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0000" calcext:value-type="float">
            <text:p>16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29000" calcext:value-type="float">
            <text:p>329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7000" calcext:value-type="float">
            <text:p>207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40000" calcext:value-type="float">
            <text:p>34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530000" calcext:value-type="float">
            <text:p>5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85000" calcext:value-type="float">
            <text:p>18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50000" calcext:value-type="float">
            <text:p>3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1200000" calcext:value-type="float">
            <text:p>12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400000" calcext:value-type="float">
            <text:p>4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30000" calcext:value-type="float">
            <text:p>3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0000" calcext:value-type="float">
            <text:p>26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19000" calcext:value-type="float">
            <text:p>319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50000" calcext:value-type="float">
            <text:p>3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70000" calcext:value-type="float">
            <text:p>17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15000" calcext:value-type="float">
            <text:p>21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8768" calcext:value-type="float">
            <text:p>148768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380000" calcext:value-type="float">
            <text:p>3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850000" calcext:value-type="float">
            <text:p>8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50000" calcext:value-type="float">
            <text:p>3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785000" calcext:value-type="float">
            <text:p>78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35000" calcext:value-type="float">
            <text:p>23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100000" calcext:value-type="float">
            <text:p>11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20000" calcext:value-type="float">
            <text:p>32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5000" calcext:value-type="float">
            <text:p>22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80000" calcext:value-type="float">
            <text:p>3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85000" calcext:value-type="float">
            <text:p>38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80000" calcext:value-type="float">
            <text:p>2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649000" calcext:value-type="float">
            <text:p>649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4400" calcext:value-type="float">
            <text:p>2544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4000" calcext:value-type="float">
            <text:p>154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100000" calcext:value-type="float">
            <text:p>11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68000" calcext:value-type="float">
            <text:p>268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298000" calcext:value-type="float">
            <text:p>298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.37" calcext:value-type="float">
            <text:p>60,3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59000" calcext:value-type="float">
            <text:p>259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.56" calcext:value-type="float">
            <text:p>86,5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45000" calcext:value-type="float">
            <text:p>44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10000" calcext:value-type="float">
            <text:p>51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450000" calcext:value-type="float">
            <text:p>4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.5" calcext:value-type="float">
            <text:p>44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70000" calcext:value-type="float">
            <text:p>17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80000" calcext:value-type="float">
            <text:p>3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350000" calcext:value-type="float">
            <text:p>3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.79" calcext:value-type="float">
            <text:p>63,7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55000" calcext:value-type="float">
            <text:p>25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9.13" calcext:value-type="float">
            <text:p>99,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0000" calcext:value-type="float">
            <text:p>4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30000" calcext:value-type="float">
            <text:p>3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380000" calcext:value-type="float">
            <text:p>3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24000" calcext:value-type="float">
            <text:p>224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310000" calcext:value-type="float">
            <text:p>31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30000" calcext:value-type="float">
            <text:p>5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39000" calcext:value-type="float">
            <text:p>739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65000" calcext:value-type="float">
            <text:p>36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480000" calcext:value-type="float">
            <text:p>4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40000" calcext:value-type="float">
            <text:p>24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60000" calcext:value-type="float">
            <text:p>16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0000" calcext:value-type="float">
            <text:p>1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0000" calcext:value-type="float">
            <text:p>18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0000" calcext:value-type="float">
            <text:p>19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20000" calcext:value-type="float">
            <text:p>22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24000" calcext:value-type="float">
            <text:p>224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30000" calcext:value-type="float">
            <text:p>2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230000" calcext:value-type="float">
            <text:p>2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30000" calcext:value-type="float">
            <text:p>23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235000" calcext:value-type="float">
            <text:p>23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40000" calcext:value-type="float">
            <text:p>24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40000" calcext:value-type="float">
            <text:p>24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5000" calcext:value-type="float">
            <text:p>245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76000" calcext:value-type="float">
            <text:p>176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90000" calcext:value-type="float">
            <text:p>190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238000" calcext:value-type="float">
            <text:p>238000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38000" calcext:value-type="float">
            <text:p>238000</text:p>
          </table:table-cell>
          <table:table-cell table:style-name="ce2" table:number-columns-repeated="2"/>
          <table:table-cell table:number-columns-repeated="1013"/>
        </table:table-row>
        <table:table-row table:style-name="ro3" table:number-rows-repeated="10">
          <table:table-cell table:style-name="ce2" table:number-columns-repeated="11"/>
          <table:table-cell table:number-columns-repeated="1013"/>
        </table:table-row>
        <table:table-row table:style-name="ro1" table:number-rows-repeated="868">
          <table:table-cell table:style-name="ce2" table:number-columns-repeated="11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/>
          <table:table-cell office:value-type="string" calcext:value-type="string">
            <text:p>Entradas</text:p>
          </table:table-cell>
          <table:table-cell table:number-columns-repeated="6"/>
          <table:table-cell office:value-type="string" calcext:value-type="string">
            <text:p>Saí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Exemplo</text:p>
          </table:table-cell>
          <table:table-cell office:value-type="string" calcext:value-type="string">
            <text:p>Num. Dormitorios</text:p>
          </table:table-cell>
          <table:table-cell office:value-type="string" calcext:value-type="string">
            <text:p>Num. Suítes</text:p>
          </table:table-cell>
          <table:table-cell office:value-type="string" calcext:value-type="string">
            <text:p>Área(m2)</text:p>
          </table:table-cell>
          <table:table-cell office:value-type="string" calcext:value-type="string">
            <text:p>Vagas de Garagem</text:p>
          </table:table-cell>
          <table:table-cell office:value-type="string" calcext:value-type="string">
            <text:p>Sacada (1/0)</text:p>
          </table:table-cell>
          <table:table-cell office:value-type="string" calcext:value-type="string">
            <text:p>Piscina (1/0)</text:p>
          </table:table-cell>
          <table:table-cell office:value-type="string" calcext:value-type="string">
            <text:p>Valor Condomínio (R$)</text:p>
          </table:table-cell>
          <table:table-cell office:value-type="string" calcext:value-type="string">
            <text:p>Preço(R$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371000" calcext:value-type="float">
            <text:p>3710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65000" calcext:value-type="float">
            <text:p>2650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560000" calcext:value-type="float">
            <text:p>5600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460000" calcext:value-type="float">
            <text:p>46000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60000" calcext:value-type="float">
            <text:p>16000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329000" calcext:value-type="float">
            <text:p>32900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07000" calcext:value-type="float">
            <text:p>20700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340000" calcext:value-type="float">
            <text:p>34000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530000" calcext:value-type="float">
            <text:p>53000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85000" calcext:value-type="float">
            <text:p>18500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50000" calcext:value-type="float">
            <text:p>35000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200000" calcext:value-type="float">
            <text:p>120000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00000" calcext:value-type="float">
            <text:p>40000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30000" calcext:value-type="float">
            <text:p>33000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60000" calcext:value-type="float">
            <text:p>26000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9000" calcext:value-type="float">
            <text:p>31900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350000" calcext:value-type="float">
            <text:p>35000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70000" calcext:value-type="float">
            <text:p>17000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215000" calcext:value-type="float">
            <text:p>21500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48768" calcext:value-type="float">
            <text:p>148768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80000" calcext:value-type="float">
            <text:p>38000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850000" calcext:value-type="float">
            <text:p>85000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350000" calcext:value-type="float">
            <text:p>35000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785000" calcext:value-type="float">
            <text:p>78500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235000" calcext:value-type="float">
            <text:p>23500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100000" calcext:value-type="float">
            <text:p>1100000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20000" calcext:value-type="float">
            <text:p>320000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225000" calcext:value-type="float">
            <text:p>22500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380000" calcext:value-type="float">
            <text:p>380000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85000" calcext:value-type="float">
            <text:p>385000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0000" calcext:value-type="float">
            <text:p>280000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649000" calcext:value-type="float">
            <text:p>649000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4400" calcext:value-type="float">
            <text:p>254400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4000" calcext:value-type="float">
            <text:p>15400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100000" calcext:value-type="float">
            <text:p>1100000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268000" calcext:value-type="float">
            <text:p>268000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375000" calcext:value-type="float">
            <text:p>375000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298000" calcext:value-type="float">
            <text:p>298000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.37" calcext:value-type="float">
            <text:p>60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9000" calcext:value-type="float">
            <text:p>259000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.56" calcext:value-type="float">
            <text:p>86.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445000" calcext:value-type="float">
            <text:p>445000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510000" calcext:value-type="float">
            <text:p>510000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450000" calcext:value-type="float">
            <text:p>450000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70000" calcext:value-type="float">
            <text:p>170000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80000" calcext:value-type="float">
            <text:p>38000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50000" calcext:value-type="float">
            <text:p>35000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.79" calcext:value-type="float">
            <text:p>63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255000" calcext:value-type="float">
            <text:p>255000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.13" calcext:value-type="float">
            <text:p>99.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30000" calcext:value-type="float">
            <text:p>430000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30000" calcext:value-type="float">
            <text:p>330000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80000" calcext:value-type="float">
            <text:p>380000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50000" calcext:value-type="float">
            <text:p>250000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24000" calcext:value-type="float">
            <text:p>224000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310000" calcext:value-type="float">
            <text:p>310000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530000" calcext:value-type="float">
            <text:p>530000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39000" calcext:value-type="float">
            <text:p>739000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65000" calcext:value-type="float">
            <text:p>365000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480000" calcext:value-type="float">
            <text:p>480000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40000" calcext:value-type="float">
            <text:p>240000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60000" calcext:value-type="float">
            <text:p>160000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80000" calcext:value-type="float">
            <text:p>180000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80000" calcext:value-type="float">
            <text:p>180000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90000" calcext:value-type="float">
            <text:p>190000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20000" calcext:value-type="float">
            <text:p>220000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24000" calcext:value-type="float">
            <text:p>224000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30000" calcext:value-type="float">
            <text:p>230000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230000" calcext:value-type="float">
            <text:p>230000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30000" calcext:value-type="float">
            <text:p>230000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235000" calcext:value-type="float">
            <text:p>235000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000" calcext:value-type="float">
            <text:p>240000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240000" calcext:value-type="float">
            <text:p>240000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45000" calcext:value-type="float">
            <text:p>245000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76000" calcext:value-type="float">
            <text:p>176000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90000" calcext:value-type="float">
            <text:p>190000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38000" calcext:value-type="float">
            <text:p>238000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38000" calcext:value-type="float">
            <text:p>238000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39000" calcext:value-type="float">
            <text:p>239000</text:p>
          </table:table-cell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10" table:number-columns-repeated="26" table:default-cell-style-name="Default"/>
        <table:table-column table:style-name="co11" table:number-columns-repeated="99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4:34:28.668117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6T14:35:52.066079101</dc:date>
    <meta:editing-duration>PT1M23S</meta:editing-duration>
    <meta:editing-cycles>1</meta:editing-cycles>
    <meta:document-statistic meta:table-count="3" meta:cell-count="1822" meta:object-count="0"/>
  </office:meta>
</office:document-meta>
</file>